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Seite</text:p>
          </table:table-cell>
        </table:table-row>
        <table:table-row table:style-name="ro1">
          <table:table-cell office:value-type="string" calcext:value-type="string">
            <text:p>Abend im Lager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bends treten El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end war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er am Abend laden wir uns e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h wie eilte so geschwind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e zur guten Nac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le, die mit uns auf Kaperfahr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lzeit berei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s wir jüng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m Ur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m Wald in der Schenk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m Westermanns Lönstief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 den Flamme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 den sechs vergang'nen Tage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 der Alle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d're, die das Lan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 ihrer Schult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tom, Atom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Auf vielen Straße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auernkrie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Bay mayn Reb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eim Herumtrinke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ei Regen oder Sonnenschei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ella cia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in auf meinem We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ruder, nun wird es Abend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ündische Vaganten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Bunt sind schon die Wälde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urschen, Bursche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ume Gesell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ircles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Dämmert von fer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ämmerung fäl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lai Lam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s klein wild Vögelein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ie Dämmerung fäll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er Frühling braus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ie freie Republik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er Geist ist müd'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ie Horte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er jrüne Auju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e Kirschen sind reif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Der Karmeliter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Die Klampfen erklinge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Der kleine Troll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Die Lappen hoch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Der lang genug mit viel Bedach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ie Mazurk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r Mond ist aufgegange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ie Moorsoldate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Der Nebel dämpft das Morgenlicht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e Prager Studenten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Der Papst lebt herrlich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Die schwarze Barba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r Piet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Die Straße gleitet fort und for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er Rab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geding dong don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er Schnitter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Di grine kusine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Der Tag entgleitet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ornen und Steine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Der Tod reit'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ort an dem Uferchen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er weggefangene Rekrut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Dort drunt' im schönen Ungarland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Der Winter dahi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ort unten im Gnadental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er Winter ist gekomme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rei glänzende Kugel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Des Geyers schwarzer Haufe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Drei rote Pfiffe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Die blauen Dragon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rei Tropfen Blu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Die Brombeere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Drei Zigeun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Du machst Kleinholz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urchs Tor der gold'nen Glock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delweißpiraten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Eines Morgens ging ich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Ein Krampenschlag vor Tag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inst fragt ich nach des Lebens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in stolzes Schiff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inst warf ich mich ins volle Leben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Eiris sazun idisi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Endlich trocknet der Landstraß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ndlos lang zieht sich die Straß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ndlos sind jene Straße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Es, es, es und e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 führt über den Mai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 geht ein dunkle Wolk herei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 hockt am Kamin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 ist ein Schnitter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s ist Land in Sich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s liegen drei glänzende Kugel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s saß ein klein wild Vögelein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Es soll sich der Mensch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 tropft von Helm und Säbel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 war an einem Sommertag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s war ein König in Thul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s wollt ein Bauer früh aufstehn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s wollt ein Mägdlei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Fährt ein Schiff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Fahren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landrischer Totentanz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Foggy dew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ordre nieman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reifrau von Droste-Fischering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Frei wie ein Albatros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Freunde, der Tag steht am Rand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Freunde, seid in dieser Runde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risch auf, gut G'sell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Frühling dringt in den Norden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Gebt ihm jeden Namen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Gebt Raum, ihr Völker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Geburtstagslied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Gehe nicht, oh Grego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Gestern Brüde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Geusenglück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Gospodar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rego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Griechischer Frühling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Gute Nacht, Kameraden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Hans Spielmann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Hedin raubt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Hej, wie vorn der Fetzen flieg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Hester Jona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Heute hier, morgen dor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Hier wächst kein Ahorn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ohe Tannen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Holt mir Wein aus vollen Krügen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Horridoh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Ich kenne Europas Zonen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Ich komme schon durch manche Land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Ihr hübschen jungen Reiter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Im düstren Aug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Im Kreis ihrer Enkel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In das Dorf auf bunten Wagen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In days gone by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In dem Kerker saßen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In die Sonne, die Ferne hinau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In Dublins fair city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In Junkers Kneipe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Jalava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Jeden Abend träumt Jerschenko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Jenseits des Tale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Jovano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Kameraden, wann sehen wir uns wieder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Kaperslie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tjuschka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Kein schöner Land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Kommt Freunde in die Runde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La Marmott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Lang war die Reise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Laßt uns singen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Latscherlie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s filles des forge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eise weht der Wind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ied der Legion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Lied gefangener Reite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Mädchen, Männer, Meister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Marktfrauen, Kinder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Merseburger Zaubersprüch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ich brennt's in meinen Reiseschuh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Michel, warum weinest du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Molly Malone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iruschka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Nach Süden nun sich lenken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Nachts auf dem Dorfplatz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Near to Banbridge town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Nehmt Abschied Brüder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ordwär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ordwärts, nordwärt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Notabene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Nun greift in die Saiten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un lustig, lustig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Oh Bootsmann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Oh Fischer auf den Wogen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Oh König von Preußen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Owe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Papst und Sulta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ui nos rodunt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Raubritter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Reiters Abschied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Retsin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ingsum blühn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Roter Mond überm Silbersee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Roter Wein im Becher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ardegna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charlatane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chilf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Schlemmerlied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Schließ Aug' und Ohr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chon wird uns oft ums Herz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Seht, die Leute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ie saßen oft am Märchensee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t, Freunde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taat up de Trommele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So troll'n wir uns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ommertag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taubiger Straßen weißes Band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teigt so ein kleiner Troll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teuermann ho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Stiebt vom Kasbek kalt der Schnee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Stille Tage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Straßen auf und Straßen ab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urm bricht los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Summt der Regen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Taivas an sininen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Tanzen die Dohlen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Tau vor Tag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Tischlied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od und Mediziner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rinklied vom Abgang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Triodimali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rojka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Trommellied der Geusen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Trumradibum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Tsching tsching bum bum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schire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ummel dich, gut's Weinlei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ur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'was down the glen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Über meiner Heimat Frühling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Und als begann der dritte Krieg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Und als wir dann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Und am Abend ziehen Gaukler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Und wir kauern wieder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Ungezählte Male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Uns jungen Mannen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Unter den Toren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Viel Schne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Viva la feri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Von der Festung dröhnt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Von Sonn' und Kessel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Wanderer, lobe den Herren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Wanderlied der Prager Studenten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Wan si dahs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War einst ein Karmeliter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Warum bleibt die Trommel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Warum zögerst du noch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Was bin ich nur so jäh erwacht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Was gehen euch meine Lumpe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Was helfen mir 1000 Dukaten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Was kann ich denn dafür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Was ließen jene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Weberlied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Weile an dieser Quelle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Welle wogte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Wenn alle Brünnlein fließen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Wenn der Abend naht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Wenn die Bürger schlafen gehen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Wenn ich einmal der Herrgott wä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Wenn sie reiten zur Schwemme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Wenn wir in der Schenke hängen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Wer bekümmert sich drum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Wie schön blüht uns der Maien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Wilde Gesellen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Wildgänse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Wir drei, wir gehen jetzt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Wir kamen einst von Piemont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Wir sind des Geyer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Wir sind durch Deutschland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Wir sind eine kleine verlorene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Wir sind Kameraden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Wir traben in die Weite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Wir wählten den Sommer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Wir wollen zu Land ausfahren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Wir zahlten mit Dollars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Wir zogen in das Feld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Wochenendlied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oher soll das Brot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Wohin auch das Auge blicket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Wollt ihr hören nun mein Lied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Wo seid ihr Nächte am Feuer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Wo's nur Felsen gibt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Wo soll ich mich hinkehren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Wo soll ich mich hinwenden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Xekinai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Ye Jacobites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Zelte sah ich, Pferde, Fahnen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Ziehen die Straßen dahi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Zigeun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Zigeunerwagen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Zogen der Ungarn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Zogen einst fünf wilde Schwäne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Zogen viele Straßen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Zu Straßburg auf der Schanz</text:p>
          </table:table-cell>
          <table:table-cell office:value-type="float" office:value="448" calcext:value-type="float">
            <text:p>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.00.0000</text:date>, <text:time style:data-style-name="N2" text:time-value="15:18:36.8199467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22T15:18:45.897790534</dc:date>
    <meta:editing-duration>PT9S</meta:editing-duration>
    <meta:editing-cycles>1</meta:editing-cycles>
    <meta:document-statistic meta:table-count="1" meta:cell-count="578" meta:object-count="0"/>
  </office:meta>
</office:document-meta>
</file>